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1f52a9" officeooo:paragraph-rsid="0000c571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e7a2c" officeooo:paragraph-rsid="0000c571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217b58" officeooo:paragraph-rsid="0000c571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22ab0b" officeooo:paragraph-rsid="0000c571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24a2dd" officeooo:paragraph-rsid="0000c571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25ed2d" officeooo:paragraph-rsid="0000c571" style:font-size-asian="18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bold" officeooo:rsid="001e7a2c" officeooo:paragraph-rsid="0000c571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22ab0b" officeooo:paragraph-rsid="0000c571" style:font-size-asian="18pt" style:font-weight-asian="bold" style:font-size-complex="18pt" style:font-weight-complex="bold"/>
    </style:style>
    <style:style style:name="P9" style:family="paragraph" style:parent-style-name="Heading_20_1">
      <style:text-properties officeooo:rsid="00208051" officeooo:paragraph-rsid="0001e6b1"/>
    </style:style>
    <style:style style:name="P10" style:family="paragraph" style:parent-style-name="Heading_20_3">
      <style:text-properties officeooo:paragraph-rsid="0001e6b1" fo:background-color="#ffff00"/>
    </style:style>
    <style:style style:name="P11" style:family="paragraph" style:parent-style-name="Heading_20_3">
      <style:text-properties officeooo:rsid="00208051" officeooo:paragraph-rsid="0001e6b1"/>
    </style:style>
    <style:style style:name="P12" style:family="paragraph" style:parent-style-name="Heading_20_3">
      <style:text-properties officeooo:rsid="0022786c" officeooo:paragraph-rsid="0001e6b1"/>
    </style:style>
    <style:style style:name="P13" style:family="paragraph" style:parent-style-name="Heading_20_3">
      <style:text-properties officeooo:paragraph-rsid="0001e6b1"/>
    </style:style>
    <style:style style:name="P14" style:family="paragraph" style:parent-style-name="Standard">
      <style:text-properties fo:font-size="18pt" fo:font-weight="normal" officeooo:rsid="0022ab0b" officeooo:paragraph-rsid="0000c571" style:font-size-asian="18pt" style:font-weight-asian="normal" style:font-size-complex="18pt" style:font-weight-complex="normal"/>
    </style:style>
    <style:style style:name="P15" style:family="paragraph" style:parent-style-name="Standard">
      <style:text-properties officeooo:rsid="001c3349" officeooo:paragraph-rsid="0001e6b1" fo:background-color="#ffff00"/>
    </style:style>
    <style:style style:name="P16" style:family="paragraph" style:parent-style-name="Standard">
      <style:text-properties officeooo:rsid="001da96b" officeooo:paragraph-rsid="0001e6b1" fo:background-color="#ffff00"/>
    </style:style>
    <style:style style:name="P17" style:family="paragraph" style:parent-style-name="Standard">
      <style:text-properties officeooo:rsid="0024d869" officeooo:paragraph-rsid="0001e6b1" fo:background-color="#ffff00"/>
    </style:style>
    <style:style style:name="P18" style:family="paragraph" style:parent-style-name="Standard">
      <style:text-properties officeooo:rsid="001da96b" officeooo:paragraph-rsid="0001e6b1"/>
    </style:style>
    <style:style style:name="P19" style:family="paragraph" style:parent-style-name="Standard">
      <style:text-properties officeooo:rsid="00240bb3" officeooo:paragraph-rsid="0001e6b1"/>
    </style:style>
    <style:style style:name="P20" style:family="paragraph" style:parent-style-name="Standard" style:list-style-name="L6">
      <style:text-properties officeooo:paragraph-rsid="0001e6b1"/>
    </style:style>
    <style:style style:name="P21" style:family="paragraph" style:parent-style-name="Standard">
      <style:text-properties officeooo:paragraph-rsid="0001e6b1"/>
    </style:style>
    <style:style style:name="P22" style:family="paragraph" style:parent-style-name="Text_20_body">
      <style:text-properties fo:font-size="18pt" fo:font-weight="normal" officeooo:rsid="00217e86" officeooo:paragraph-rsid="0001e6b1" style:font-size-asian="18pt" style:font-weight-asian="normal" style:font-size-complex="18pt" style:font-weight-complex="normal"/>
    </style:style>
    <style:style style:name="P23" style:family="paragraph" style:parent-style-name="Text_20_body" style:list-style-name="L1">
      <style:text-properties officeooo:paragraph-rsid="0001e6b1"/>
    </style:style>
    <style:style style:name="P24" style:family="paragraph" style:parent-style-name="Text_20_body" style:list-style-name="L8">
      <style:text-properties officeooo:rsid="00217e86" officeooo:paragraph-rsid="0001e6b1"/>
    </style:style>
    <style:style style:name="P25" style:family="paragraph" style:parent-style-name="Text_20_body">
      <style:text-properties officeooo:rsid="00217e86" officeooo:paragraph-rsid="0001e6b1"/>
    </style:style>
    <style:style style:name="P26" style:family="paragraph" style:parent-style-name="Text_20_body" style:list-style-name="L8">
      <style:text-properties officeooo:rsid="0022786c" officeooo:paragraph-rsid="0001e6b1"/>
    </style:style>
    <style:style style:name="P27" style:family="paragraph" style:parent-style-name="Text_20_body" style:list-style-name="L9">
      <style:text-properties officeooo:rsid="0022786c" officeooo:paragraph-rsid="0001e6b1"/>
    </style:style>
    <style:style style:name="P28" style:family="paragraph" style:parent-style-name="Text_20_body" style:list-style-name="L7">
      <style:text-properties officeooo:paragraph-rsid="0001e6b1"/>
    </style:style>
    <style:style style:name="P29" style:family="paragraph" style:parent-style-name="Text_20_body">
      <style:text-properties officeooo:paragraph-rsid="0001e6b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3407"/>
    </style:style>
    <style:style style:name="T3" style:family="text">
      <style:text-properties officeooo:rsid="0022ab0b"/>
    </style:style>
    <style:style style:name="T4" style:family="text">
      <style:text-properties officeooo:rsid="0024a2dd"/>
    </style:style>
    <style:style style:name="T5" style:family="text">
      <style:text-properties officeooo:rsid="0025ed2d"/>
    </style:style>
    <style:style style:name="T6" style:family="text">
      <style:text-properties officeooo:rsid="0025cefe"/>
    </style:style>
    <style:style style:name="T7" style:family="text">
      <style:text-properties officeooo:rsid="0024d869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8051"/>
    </style:style>
    <style:style style:name="T10" style:family="text">
      <style:text-properties officeooo:rsid="002667d3"/>
    </style:style>
    <style:style style:name="T11" style:family="text">
      <style:text-properties officeooo:rsid="00246c8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6c88" style:font-weight-asian="bold" style:font-weight-complex="bold"/>
    </style:style>
    <style:style style:name="T14" style:family="text">
      <style:text-properties fo:font-weight="bold" officeooo:rsid="0025cefe" style:font-weight-asian="bold" style:font-weight-complex="bold"/>
    </style:style>
    <style:style style:name="T15" style:family="text">
      <style:text-properties fo:font-weight="bold" officeooo:rsid="00240bb3" style:font-weight-asian="bold" style:font-weight-complex="bold"/>
    </style:style>
    <style:style style:name="T16" style:family="text">
      <style:text-properties officeooo:rsid="00240bb3"/>
    </style:style>
    <style:style style:name="T17" style:family="text">
      <style:text-properties officeooo:rsid="00217e86"/>
    </style:style>
    <style:style style:name="T18" style:family="text">
      <style:text-properties officeooo:rsid="0022786c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40b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I/UX RESEARCH</text:p>
      <text:p text:style-name="P2"><text:span text:style-name="T1">User Experience</text:span>- persons perception and response of the interactions with a product.</text:p>
      <text:p text:style-name="P2">*look</text:p>
      <text:p text:style-name="P2">*feel<text:line-break/>*usability</text:p>
      <text:p text:style-name="P1">UX is <text:span text:style-name="T2">done at the very start and is</text:span> continous <text:span text:style-name="T2">as tech and users evolve.</text:span></text:p>
      <text:p text:style-name="P3">UX is contenxual in a way that its <text:span text:style-name="T3">meant for a target audience and not really meant for everyone.</text:span> </text:p>
      <text:p text:style-name="P2">-IDEO.org</text:p>
      <text:p text:style-name="P2"/>
      <text:p text:style-name="P8">Design Thinking</text:p>
      <text:p text:style-name="P4">A balance between users and the company;empathy for both sides.</text:p>
      <text:p text:style-name="P4">Design <text:span text:style-name="T4">is </text:span>not necessarily a new idea, but a modification of an idea.</text:p>
      <text:p text:style-name="P5">Defining the problem helps as one may end up solving symptoms.</text:p>
      <text:p text:style-name="P5">The Perpetual Loop-at whatever stage you discover a need for improvement <text:span text:style-name="T5">and it ripples to earlier stages such as Empathy hence its not linear</text:span></text:p>
      <text:p text:style-name="P5"/>
      <text:p text:style-name="P6">diff ux and ui</text:p>
      <text:p text:style-name="P6">diff ux and usability</text:p>
      <text:p text:style-name="P6">*one app with good ux and bad ux</text:p>
      <text:p text:style-name="P4"/>
      <text:p text:style-name="P4"/>
      <text:p text:style-name="P15">H<text:span text:style-name="T6">eu</text:span>ristic evaluation, principles</text:p>
      <text:p text:style-name="P16">*Error prevention</text:p>
      <text:p text:style-name="P16"/>
      <text:p text:style-name="P16"><text:span text:style-name="T7">Market research</text:span></text:p>
      <text:p text:style-name="P17">User research</text:p>
      <text:h text:style-name="P10" text:outline-level="3">Different types of biases exist in research</text:h>
      <text:p text:style-name="P29"><text:span text:style-name="T8"/></text:p>
      <text:p text:style-name="P29"><text:span text:style-name="T8"/></text:p>
      <text:h text:style-name="P11" text:outline-level="3">Hawthorne effect</text:h>
      <text:list xml:id="list2414224981" text:style-name="L1">
        <text:list-item>
          <text:p text:style-name="P23"><text:span text:style-name="T9">People change their behavior because they believe they are being watched- various research methods help get more accurate insights.</text:span></text:p>
        </text:list-item>
      </text:list>
      <text:h text:style-name="P13" text:outline-level="3"><text:soft-page-break/>G<text:span text:style-name="T10">ue</text:span>rilla research</text:h>
      <text:list xml:id="list3344362218" text:style-name="L6">
        <text:list-item>
          <text:p text:style-name="P20"><text:span text:style-name="T7">You might h</text:span><text:span text:style-name="T11">ave a research plan but without prior notice for the participants – quick feedback.</text:span></text:p>
          <text:p text:style-name="P20"><text:span text:style-name="T13">-</text:span><text:span text:style-name="T14">&gt;</text:span><text:span text:style-name="T13">Dangers</text:span><text:span text:style-name="T11">-might not get the target users and dangerous if extensive research is being carried out</text:span></text:p>
        </text:list-item>
      </text:list>
      <text:p text:style-name="P18"/>
      <text:p text:style-name="P21"><text:span text:style-name="T15">UX design</text:span><text:span text:style-name="T16">-make sure it aligns with the needs of the user.</text:span></text:p>
      <text:p text:style-name="P19"><text:span text:style-name="T12">UI design</text:span>- just how they look</text:p>
      <text:h text:style-name="P9" text:outline-level="1">Basics of <text:span text:style-name="T7">participant </text:span><text:span text:style-name="T16">recruitment </text:span></text:h>
      <text:list xml:id="list2168225779" text:style-name="L7">
        <text:list-item>
          <text:p text:style-name="P28"><text:span text:style-name="T9">Must represent the actual target-x tics</text:span><text:span text:style-name="T17">- and must focus on the primary</text:span><text:span text:style-name="T6">(general)</text:span><text:span text:style-name="T17"> users </text:span><text:span text:style-name="T18">then secondary</text:span><text:span text:style-name="T6">(extreme)</text:span><text:span text:style-name="T18"> next</text:span></text:p>
        </text:list-item>
        <text:list-item>
          <text:p text:style-name="P28"><text:span text:style-name="T17">The more specific the more harder</text:span></text:p>
        </text:list-item>
      </text:list>
      <text:list xml:id="list2496750303" text:style-name="L8">
        <text:list-item>
          <text:p text:style-name="P24">Research separately- user groups</text:p>
        </text:list-item>
        <text:list-item>
          <text:p text:style-name="P24"><text:span text:style-name="T20">negati</text:span><text:span text:style-name="T19">ve part of recruitment firms-</text:span><text:span text:style-name="T20">might not be as serious if the firm doesn’t understand the weight of the research.</text:span></text:p>
        </text:list-item>
        <text:list-item>
          <text:p text:style-name="P24">Bias if employees are the audience</text:p>
        </text:list-item>
        <text:list-item>
          <text:p text:style-name="P24">Testers might not varied and so the insights will be limited to the those testers</text:p>
        </text:list-item>
        <text:list-item>
          <text:p text:style-name="P26">Have a minimum criteria for all testings</text:p>
        </text:list-item>
        <text:list-item>
          <text:p text:style-name="P26">Screen the participants before listed as participants if they will be available,<text:span text:style-name="T16">right person to be a participant.</text:span></text:p>
          <text:p text:style-name="P26"/>
        </text:list-item>
      </text:list>
      <text:h text:style-name="P12" text:outline-level="3"><text:span text:style-name="T16">How</text:span> to recruit</text:h>
      <text:list xml:id="list138123794" text:style-name="L9">
        <text:list-item>
          <text:p text:style-name="P27">Personal network-get p<text:span text:style-name="T16">eo</text:span>ple from p<text:span text:style-name="T16">eo</text:span>ple you know</text:p>
        </text:list-item>
        <text:list-item>
          <text:p text:style-name="P27"><text:span text:style-name="T6">S</text:span>ocial media ads</text:p>
        </text:list-item>
        <text:list-item>
          <text:p text:style-name="P27"><text:span text:style-name="T6">I</text:span>nterest groups</text:p>
        </text:list-item>
        <text:list-item>
          <text:p text:style-name="P27"><text:span text:style-name="T6">R</text:span>ecruitment <text:s/>firms</text:p>
        </text:list-item>
      </text:list>
      <text:p text:style-name="P25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09:12:21.366792697</meta:creation-date>
    <dc:date>2023-03-29T07:41:34.952889531</dc:date>
    <meta:editing-duration>PT3M1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341" meta:character-count="2000" meta:non-whitespace-character-count="1712"/>
  </office:meta>
</office:document-meta>
</file>